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deline Hyneman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3 August 1851</text:p>
      <text:p text:style-name="P2">Month<text:tab/><text:tab/><text:tab/><text:tab/><text:tab/><text:tab/>August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Revd Sir/</text:span></text:p>
      <text:p text:style-name="P2"><text:span text:style-name="T1"><text:tab/>I gratefully accept your/ very elegant present, but at the/ same time, greatly fear, you have/ overrated our attentions during/ your illness, as I feel that we/ only discharged our duty towards/ you [crossed-out: hoping] that you may enjoy/ uninterrupted health, for many,/ many years, is the sincere wish./</text:span></text:p>
      <text:p text:style-name="P2"><text:span text:style-name="T1"><text:tab/>of yours very truly/</text:span></text:p>
      <text:p text:style-name="P2"><text:span text:style-name="T1"><text:tab/><text:tab/>Adeline Hyneman/</text:span></text:p>
      <text:p text:style-name="P2"><text:span text:style-name="T1">Thursday morning/</text:span></text:p>
      <text:p text:style-name="P2"><text:span text:style-name="T1">Aug 23</text:span><text:span text:style-name="T2">rd</text:span><text:span text:style-name="T1"> 1851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0:24:13</meta:creation-date>
    <dc:date>2009-04-20T10:33:26</dc:date>
    <dc:language>en-US</dc:language>
    <meta:editing-cycles>2</meta:editing-cycles>
    <meta:editing-duration>PT9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220" meta:character-count="1627"/>
  </office:meta>
</office:document-meta>
</file>